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614cm" fo:break-before="auto" style:use-optimal-row-height="true"/>
    </style:style>
    <style:style style:name="ro9" style:family="table-row">
      <style:table-row-properties style:row-height="1.169cm" fo:break-before="auto" style:use-optimal-row-height="true"/>
    </style:style>
    <style:style style:name="ro10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01T15:37:52">
            <text:p>2020/1/1 15:37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3">
            <text:p>3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01T15:37:52.17">
            <text:p>2020/1/1 15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50)">
            <text:p>sn(5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1)">
            <text:p>sn(21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95">
            <text:p>95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3])+[.S13]" office:value-type="float" office:value="3">
            <text:p>3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5])+[.S15]" office:value-type="float" office:value="33">
            <text:p>3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22])+[.S22]" office:value-type="float" office:value="9">
            <text:p>9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table:number-columns-repeated="2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8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table:number-columns-repeated="2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 table:number-rows-repeated="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1T15:37:50.19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76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77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78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79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80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81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84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85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" table:formula="of:=[.D86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61.724cm" draw:caption-point-x="-1.353cm" draw:caption-point-y="2.50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06];6;2)" office:value-type="string" office:string-value="09">
            <text:p>09</text:p>
          </table:table-cell>
          <table:table-cell table:formula="of:=MID([.F106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06];[.I106];&quot;-&quot;;LEFT([.G10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66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50)">
            <text:p>sn(5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1T15:37:52.5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43cm" draw:caption-point-x="-1.353cm" draw:caption-point-y="2.306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3">
            <text:p>3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01T15:37:52.71">
            <text:p>2020/1/1 15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1T15:37:52.98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66.082cm" draw:caption-point-x="-1.353cm" draw:caption-point-y="2.506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50)">
            <text:p>sn(5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1T15:37:53.12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43cm" draw:caption-point-x="-1.353cm" draw:caption-point-y="2.306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kb.A2:kb.I13" table:contains-header="false">
          <table:sort>
            <table:sort-by table:field-number="0" table:data-type="automatic"/>
          </table:sort>
        </table:database-range>
        <table:database-range table:name="range_all_data" table:target-range-address="gt.A2:gt.I5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1" table:on-update-keep-styles="true" table:on-update-keep-size="false"/>
        <table:database-range table:name="range_genre__kb" table:target-range-address="kb.G2:kb.G70"/>
        <table:database-range table:name="range_sn" table:target-range-address="gt.A2:gt.A51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1">2020/01/01</text:date>, <text:time>15:37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01T15:37:51.34</dc:date>
    <dc:creator>iwabuchi ken</dc:creator>
    <meta:editing-duration>P5DT14H37M8S</meta:editing-duration>
    <meta:editing-cycles>531</meta:editing-cycles>
    <meta:generator>OpenOffice/4.1.3$Win32 OpenOffice.org_project/413m1$Build-9783</meta:generator>
    <meta:document-statistic meta:table-count="7" meta:cell-count="2637" meta:object-count="0"/>
    <meta:user-defined meta:name="sheets-banding"/>
    <meta:user-defined meta:name="sheets-original-selection"/>
  </office:meta>
</office:document-meta>
</file>